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736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3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Noto Sans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4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360:$'ipip-300_items-NEO'.$E$360])" table:allow-empty-cell="false" table:display-list="no" table:base-cell-address="'ipip-300_items-NEO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2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NEO-PI-R Open Source Questionnaire</text:p>
          </table:table-cell>
          <table:covered-table-cell table:style-name="ce1"/>
          <table:covered-table-cell table:number-columns-repeated="4" table:style-name="ce48"/>
          <table:table-cell table:number-columns-repeated="9"/>
          <table:table-cell table:style-name="ce8"/>
        </table:table-row>
        <table:table-row table:style-name="ro2">
          <table:table-cell/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8"/>
          <table:table-cell table:number-columns-repeated="9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]);[.K7];IF(ISTEXT([.C7]);[.L7];IF(ISTEXT([.D7]);[.M7];IF(ISTEXT([.E7]);[.N7];IF(ISTEXT([.F7]);[.O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]);[.K8];IF(ISTEXT([.C8]);[.L8];IF(ISTEXT([.D8]);[.M8];IF(ISTEXT([.E8]);[.N8];IF(ISTEXT([.F8]);[.O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2" calcext:value-type="float">
            <text:p>2</text:p>
          </table:table-cell>
        </table:table-row>
        <table:table-row table:style-name="ro4">
          <table:table-cell table:style-name="ce16" office:value-type="string" calcext:value-type="string">
            <text:p>Trust what people say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48" table:content-validation-name="val1" table:number-columns-repeated="4"/>
          <table:table-cell table:style-name="ce48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48" table:content-validation-name="val1" table:number-columns-repeated="2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Distrust people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48" table:content-validation-name="val1" table:number-columns-repeated="2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48" table:content-validation-name="val1" table:number-columns-repeated="2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4" calcext:value-type="float">
            <text:p>4</text:p>
          </table:table-cell>
        </table:table-row>
        <table:table-row table:style-name="ro4">
          <table:table-cell table:style-name="ce16" office:value-type="string" calcext:value-type="string">
            <text:p>Trust other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48" table:content-validation-name="val1" table:number-columns-repeated="4"/>
          <table:table-cell table:style-name="ce48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48" table:content-validation-name="val1" table:number-columns-repeated="2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5]);[.K105];IF(ISTEXT([.C105]);[.L105];IF(ISTEXT([.D105]);[.M105];IF(ISTEXT([.E105]);[.N105];IF(ISTEXT([.F105]);[.O1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6]);[.K106];IF(ISTEXT([.C106]);[.L106];IF(ISTEXT([.D106]);[.M106];IF(ISTEXT([.E106]);[.N106];IF(ISTEXT([.F106]);[.O10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48" table:content-validation-name="val1" table:number-columns-repeated="4"/>
          <table:table-cell table:style-name="ce48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7]);[.K107];IF(ISTEXT([.C107]);[.L107];IF(ISTEXT([.D107]);[.M107];IF(ISTEXT([.E107]);[.N107];IF(ISTEXT([.F107]);[.O10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8]);[.K108];IF(ISTEXT([.C108]);[.L108];IF(ISTEXT([.D108]);[.M108];IF(ISTEXT([.E108]);[.N108];IF(ISTEXT([.F108]);[.O10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9]);[.K109];IF(ISTEXT([.C109]);[.L109];IF(ISTEXT([.D109]);[.M109];IF(ISTEXT([.E109]);[.N109];IF(ISTEXT([.F109]);[.O10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0]);[.K110];IF(ISTEXT([.C110]);[.L110];IF(ISTEXT([.D110]);[.M110];IF(ISTEXT([.E110]);[.N110];IF(ISTEXT([.F110]);[.O1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1]);[.K111];IF(ISTEXT([.C111]);[.L111];IF(ISTEXT([.D111]);[.M111];IF(ISTEXT([.E111]);[.N111];IF(ISTEXT([.F111]);[.O11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2]);[.K112];IF(ISTEXT([.C112]);[.L112];IF(ISTEXT([.D112]);[.M112];IF(ISTEXT([.E112]);[.N112];IF(ISTEXT([.F112]);[.O11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3]);[.K113];IF(ISTEXT([.C113]);[.L113];IF(ISTEXT([.D113]);[.M113];IF(ISTEXT([.E113]);[.N113];IF(ISTEXT([.F113]);[.O11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4]);[.K114];IF(ISTEXT([.C114]);[.L114];IF(ISTEXT([.D114]);[.M114];IF(ISTEXT([.E114]);[.N114];IF(ISTEXT([.F114]);[.O11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5]);[.K115];IF(ISTEXT([.C115]);[.L115];IF(ISTEXT([.D115]);[.M115];IF(ISTEXT([.E115]);[.N115];IF(ISTEXT([.F115]);[.O1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6]);[.K116];IF(ISTEXT([.C116]);[.L116];IF(ISTEXT([.D116]);[.M116];IF(ISTEXT([.E116]);[.N116];IF(ISTEXT([.F116]);[.O11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7]);[.K117];IF(ISTEXT([.C117]);[.L117];IF(ISTEXT([.D117]);[.M117];IF(ISTEXT([.E117]);[.N117];IF(ISTEXT([.F117]);[.O1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8]);[.K118];IF(ISTEXT([.C118]);[.L118];IF(ISTEXT([.D118]);[.M118];IF(ISTEXT([.E118]);[.N118];IF(ISTEXT([.F118]);[.O11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9]);[.K119];IF(ISTEXT([.C119]);[.L119];IF(ISTEXT([.D119]);[.M119];IF(ISTEXT([.E119]);[.N119];IF(ISTEXT([.F119]);[.O1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0]);[.K120];IF(ISTEXT([.C120]);[.L120];IF(ISTEXT([.D120]);[.M120];IF(ISTEXT([.E120]);[.N120];IF(ISTEXT([.F120]);[.O1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1]);[.K121];IF(ISTEXT([.C121]);[.L121];IF(ISTEXT([.D121]);[.M121];IF(ISTEXT([.E121]);[.N121];IF(ISTEXT([.F121]);[.O1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2]);[.K122];IF(ISTEXT([.C122]);[.L122];IF(ISTEXT([.D122]);[.M122];IF(ISTEXT([.E122]);[.N122];IF(ISTEXT([.F122]);[.O12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3]);[.K123];IF(ISTEXT([.C123]);[.L123];IF(ISTEXT([.D123]);[.M123];IF(ISTEXT([.E123]);[.N123];IF(ISTEXT([.F123]);[.O1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4]);[.K124];IF(ISTEXT([.C124]);[.L124];IF(ISTEXT([.D124]);[.M124];IF(ISTEXT([.E124]);[.N124];IF(ISTEXT([.F124]);[.O12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5]);[.K125];IF(ISTEXT([.C125]);[.L125];IF(ISTEXT([.D125]);[.M125];IF(ISTEXT([.E125]);[.N125];IF(ISTEXT([.F125]);[.O12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6]);[.K126];IF(ISTEXT([.C126]);[.L126];IF(ISTEXT([.D126]);[.M126];IF(ISTEXT([.E126]);[.N126];IF(ISTEXT([.F126]);[.O12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7]);[.K127];IF(ISTEXT([.C127]);[.L127];IF(ISTEXT([.D127]);[.M127];IF(ISTEXT([.E127]);[.N127];IF(ISTEXT([.F127]);[.O1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8]);[.K128];IF(ISTEXT([.C128]);[.L128];IF(ISTEXT([.D128]);[.M128];IF(ISTEXT([.E128]);[.N128];IF(ISTEXT([.F128]);[.O1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9]);[.K129];IF(ISTEXT([.C129]);[.L129];IF(ISTEXT([.D129]);[.M129];IF(ISTEXT([.E129]);[.N129];IF(ISTEXT([.F129]);[.O1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0]);[.K130];IF(ISTEXT([.C130]);[.L130];IF(ISTEXT([.D130]);[.M130];IF(ISTEXT([.E130]);[.N130];IF(ISTEXT([.F130]);[.O13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1]);[.K131];IF(ISTEXT([.C131]);[.L131];IF(ISTEXT([.D131]);[.M131];IF(ISTEXT([.E131]);[.N131];IF(ISTEXT([.F131]);[.O1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2]);[.K132];IF(ISTEXT([.C132]);[.L132];IF(ISTEXT([.D132]);[.M132];IF(ISTEXT([.E132]);[.N132];IF(ISTEXT([.F132]);[.O1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3]);[.K133];IF(ISTEXT([.C133]);[.L133];IF(ISTEXT([.D133]);[.M133];IF(ISTEXT([.E133]);[.N133];IF(ISTEXT([.F133]);[.O1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4]);[.K134];IF(ISTEXT([.C134]);[.L134];IF(ISTEXT([.D134]);[.M134];IF(ISTEXT([.E134]);[.N134];IF(ISTEXT([.F134]);[.O1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5]);[.K135];IF(ISTEXT([.C135]);[.L135];IF(ISTEXT([.D135]);[.M135];IF(ISTEXT([.E135]);[.N135];IF(ISTEXT([.F135]);[.O13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6]);[.K136];IF(ISTEXT([.C136]);[.L136];IF(ISTEXT([.D136]);[.M136];IF(ISTEXT([.E136]);[.N136];IF(ISTEXT([.F136]);[.O13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7]);[.K137];IF(ISTEXT([.C137]);[.L137];IF(ISTEXT([.D137]);[.M137];IF(ISTEXT([.E137]);[.N137];IF(ISTEXT([.F137]);[.O13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8]);[.K138];IF(ISTEXT([.C138]);[.L138];IF(ISTEXT([.D138]);[.M138];IF(ISTEXT([.E138]);[.N138];IF(ISTEXT([.F138]);[.O13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9]);[.K139];IF(ISTEXT([.C139]);[.L139];IF(ISTEXT([.D139]);[.M139];IF(ISTEXT([.E139]);[.N139];IF(ISTEXT([.F139]);[.O1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0]);[.K140];IF(ISTEXT([.C140]);[.L140];IF(ISTEXT([.D140]);[.M140];IF(ISTEXT([.E140]);[.N140];IF(ISTEXT([.F140]);[.O14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1]);[.K141];IF(ISTEXT([.C141]);[.L141];IF(ISTEXT([.D141]);[.M141];IF(ISTEXT([.E141]);[.N141];IF(ISTEXT([.F141]);[.O1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2]);[.K142];IF(ISTEXT([.C142]);[.L142];IF(ISTEXT([.D142]);[.M142];IF(ISTEXT([.E142]);[.N142];IF(ISTEXT([.F142]);[.O1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3]);[.K143];IF(ISTEXT([.C143]);[.L143];IF(ISTEXT([.D143]);[.M143];IF(ISTEXT([.E143]);[.N143];IF(ISTEXT([.F143]);[.O1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4]);[.K144];IF(ISTEXT([.C144]);[.L144];IF(ISTEXT([.D144]);[.M144];IF(ISTEXT([.E144]);[.N144];IF(ISTEXT([.F144]);[.O1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5]);[.K145];IF(ISTEXT([.C145]);[.L145];IF(ISTEXT([.D145]);[.M145];IF(ISTEXT([.E145]);[.N145];IF(ISTEXT([.F145]);[.O14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6]);[.K146];IF(ISTEXT([.C146]);[.L146];IF(ISTEXT([.D146]);[.M146];IF(ISTEXT([.E146]);[.N146];IF(ISTEXT([.F146]);[.O1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7]);[.K147];IF(ISTEXT([.C147]);[.L147];IF(ISTEXT([.D147]);[.M147];IF(ISTEXT([.E147]);[.N147];IF(ISTEXT([.F147]);[.O14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8]);[.K148];IF(ISTEXT([.C148]);[.L148];IF(ISTEXT([.D148]);[.M148];IF(ISTEXT([.E148]);[.N148];IF(ISTEXT([.F148]);[.O14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9]);[.K149];IF(ISTEXT([.C149]);[.L149];IF(ISTEXT([.D149]);[.M149];IF(ISTEXT([.E149]);[.N149];IF(ISTEXT([.F149]);[.O1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0]);[.K150];IF(ISTEXT([.C150]);[.L150];IF(ISTEXT([.D150]);[.M150];IF(ISTEXT([.E150]);[.N150];IF(ISTEXT([.F150]);[.O15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1]);[.K151];IF(ISTEXT([.C151]);[.L151];IF(ISTEXT([.D151]);[.M151];IF(ISTEXT([.E151]);[.N151];IF(ISTEXT([.F151]);[.O15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2]);[.K152];IF(ISTEXT([.C152]);[.L152];IF(ISTEXT([.D152]);[.M152];IF(ISTEXT([.E152]);[.N152];IF(ISTEXT([.F152]);[.O1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3]);[.K153];IF(ISTEXT([.C153]);[.L153];IF(ISTEXT([.D153]);[.M153];IF(ISTEXT([.E153]);[.N153];IF(ISTEXT([.F153]);[.O1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4]);[.K154];IF(ISTEXT([.C154]);[.L154];IF(ISTEXT([.D154]);[.M154];IF(ISTEXT([.E154]);[.N154];IF(ISTEXT([.F154]);[.O15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5]);[.K155];IF(ISTEXT([.C155]);[.L155];IF(ISTEXT([.D155]);[.M155];IF(ISTEXT([.E155]);[.N155];IF(ISTEXT([.F155]);[.O15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6]);[.K156];IF(ISTEXT([.C156]);[.L156];IF(ISTEXT([.D156]);[.M156];IF(ISTEXT([.E156]);[.N156];IF(ISTEXT([.F156]);[.O1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7]);[.K157];IF(ISTEXT([.C157]);[.L157];IF(ISTEXT([.D157]);[.M157];IF(ISTEXT([.E157]);[.N157];IF(ISTEXT([.F157]);[.O157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Have a vivid imagination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8]);[.K158];IF(ISTEXT([.C158]);[.L158];IF(ISTEXT([.D158]);[.M158];IF(ISTEXT([.E158]);[.N158];IF(ISTEXT([.F158]);[.O1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9]);[.K159];IF(ISTEXT([.C159]);[.L159];IF(ISTEXT([.D159]);[.M159];IF(ISTEXT([.E159]);[.N159];IF(ISTEXT([.F159]);[.O15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0]);[.K160];IF(ISTEXT([.C160]);[.L160];IF(ISTEXT([.D160]);[.M160];IF(ISTEXT([.E160]);[.N160];IF(ISTEXT([.F160]);[.O16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1]);[.K161];IF(ISTEXT([.C161]);[.L161];IF(ISTEXT([.D161]);[.M161];IF(ISTEXT([.E161]);[.N161];IF(ISTEXT([.F161]);[.O16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2]);[.K162];IF(ISTEXT([.C162]);[.L162];IF(ISTEXT([.D162]);[.M162];IF(ISTEXT([.E162]);[.N162];IF(ISTEXT([.F162]);[.O16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3]);[.K163];IF(ISTEXT([.C163]);[.L163];IF(ISTEXT([.D163]);[.M163];IF(ISTEXT([.E163]);[.N163];IF(ISTEXT([.F163]);[.O16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4]);[.K164];IF(ISTEXT([.C164]);[.L164];IF(ISTEXT([.D164]);[.M164];IF(ISTEXT([.E164]);[.N164];IF(ISTEXT([.F164]);[.O16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5]);[.K165];IF(ISTEXT([.C165]);[.L165];IF(ISTEXT([.D165]);[.M165];IF(ISTEXT([.E165]);[.N165];IF(ISTEXT([.F165]);[.O1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6]);[.K166];IF(ISTEXT([.C166]);[.L166];IF(ISTEXT([.D166]);[.M166];IF(ISTEXT([.E166]);[.N166];IF(ISTEXT([.F166]);[.O1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7]);[.K167];IF(ISTEXT([.C167]);[.L167];IF(ISTEXT([.D167]);[.M167];IF(ISTEXT([.E167]);[.N167];IF(ISTEXT([.F167]);[.O16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8]);[.K168];IF(ISTEXT([.C168]);[.L168];IF(ISTEXT([.D168]);[.M168];IF(ISTEXT([.E168]);[.N168];IF(ISTEXT([.F168]);[.O16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9]);[.K169];IF(ISTEXT([.C169]);[.L169];IF(ISTEXT([.D169]);[.M169];IF(ISTEXT([.E169]);[.N169];IF(ISTEXT([.F169]);[.O1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0]);[.K170];IF(ISTEXT([.C170]);[.L170];IF(ISTEXT([.D170]);[.M170];IF(ISTEXT([.E170]);[.N170];IF(ISTEXT([.F170]);[.O17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1]);[.K171];IF(ISTEXT([.C171]);[.L171];IF(ISTEXT([.D171]);[.M171];IF(ISTEXT([.E171]);[.N171];IF(ISTEXT([.F171]);[.O1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2]);[.K172];IF(ISTEXT([.C172]);[.L172];IF(ISTEXT([.D172]);[.M172];IF(ISTEXT([.E172]);[.N172];IF(ISTEXT([.F172]);[.O17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3]);[.K173];IF(ISTEXT([.C173]);[.L173];IF(ISTEXT([.D173]);[.M173];IF(ISTEXT([.E173]);[.N173];IF(ISTEXT([.F173]);[.O1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4]);[.K174];IF(ISTEXT([.C174]);[.L174];IF(ISTEXT([.D174]);[.M174];IF(ISTEXT([.E174]);[.N174];IF(ISTEXT([.F174]);[.O1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5]);[.K175];IF(ISTEXT([.C175]);[.L175];IF(ISTEXT([.D175]);[.M175];IF(ISTEXT([.E175]);[.N175];IF(ISTEXT([.F175]);[.O1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6]);[.K176];IF(ISTEXT([.C176]);[.L176];IF(ISTEXT([.D176]);[.M176];IF(ISTEXT([.E176]);[.N176];IF(ISTEXT([.F176]);[.O17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7]);[.K177];IF(ISTEXT([.C177]);[.L177];IF(ISTEXT([.D177]);[.M177];IF(ISTEXT([.E177]);[.N177];IF(ISTEXT([.F177]);[.O1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8]);[.K178];IF(ISTEXT([.C178]);[.L178];IF(ISTEXT([.D178]);[.M178];IF(ISTEXT([.E178]);[.N178];IF(ISTEXT([.F178]);[.O17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9]);[.K179];IF(ISTEXT([.C179]);[.L179];IF(ISTEXT([.D179]);[.M179];IF(ISTEXT([.E179]);[.N179];IF(ISTEXT([.F179]);[.O1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0]);[.K180];IF(ISTEXT([.C180]);[.L180];IF(ISTEXT([.D180]);[.M180];IF(ISTEXT([.E180]);[.N180];IF(ISTEXT([.F180]);[.O18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1]);[.K181];IF(ISTEXT([.C181]);[.L181];IF(ISTEXT([.D181]);[.M181];IF(ISTEXT([.E181]);[.N181];IF(ISTEXT([.F181]);[.O1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2]);[.K182];IF(ISTEXT([.C182]);[.L182];IF(ISTEXT([.D182]);[.M182];IF(ISTEXT([.E182]);[.N182];IF(ISTEXT([.F182]);[.O182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Feel sympathy for those who are worse off than myself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3]);[.K183];IF(ISTEXT([.C183]);[.L183];IF(ISTEXT([.D183]);[.M183];IF(ISTEXT([.E183]);[.N183];IF(ISTEXT([.F183]);[.O1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4]);[.K184];IF(ISTEXT([.C184]);[.L184];IF(ISTEXT([.D184]);[.M184];IF(ISTEXT([.E184]);[.N184];IF(ISTEXT([.F184]);[.O1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5]);[.K185];IF(ISTEXT([.C185]);[.L185];IF(ISTEXT([.D185]);[.M185];IF(ISTEXT([.E185]);[.N185];IF(ISTEXT([.F185]);[.O1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6]);[.K186];IF(ISTEXT([.C186]);[.L186];IF(ISTEXT([.D186]);[.M186];IF(ISTEXT([.E186]);[.N186];IF(ISTEXT([.F186]);[.O1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7]);[.K187];IF(ISTEXT([.C187]);[.L187];IF(ISTEXT([.D187]);[.M187];IF(ISTEXT([.E187]);[.N187];IF(ISTEXT([.F187]);[.O1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8]);[.K188];IF(ISTEXT([.C188]);[.L188];IF(ISTEXT([.D188]);[.M188];IF(ISTEXT([.E188]);[.N188];IF(ISTEXT([.F188]);[.O18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9]);[.K189];IF(ISTEXT([.C189]);[.L189];IF(ISTEXT([.D189]);[.M189];IF(ISTEXT([.E189]);[.N189];IF(ISTEXT([.F189]);[.O1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0]);[.K190];IF(ISTEXT([.C190]);[.L190];IF(ISTEXT([.D190]);[.M190];IF(ISTEXT([.E190]);[.N190];IF(ISTEXT([.F190]);[.O1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1]);[.K191];IF(ISTEXT([.C191]);[.L191];IF(ISTEXT([.D191]);[.M191];IF(ISTEXT([.E191]);[.N191];IF(ISTEXT([.F191]);[.O1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2]);[.K192];IF(ISTEXT([.C192]);[.L192];IF(ISTEXT([.D192]);[.M192];IF(ISTEXT([.E192]);[.N192];IF(ISTEXT([.F192]);[.O1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3]);[.K193];IF(ISTEXT([.C193]);[.L193];IF(ISTEXT([.D193]);[.M193];IF(ISTEXT([.E193]);[.N193];IF(ISTEXT([.F193]);[.O19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4]);[.K194];IF(ISTEXT([.C194]);[.L194];IF(ISTEXT([.D194]);[.M194];IF(ISTEXT([.E194]);[.N194];IF(ISTEXT([.F194]);[.O1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5]);[.K195];IF(ISTEXT([.C195]);[.L195];IF(ISTEXT([.D195]);[.M195];IF(ISTEXT([.E195]);[.N195];IF(ISTEXT([.F195]);[.O1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6]);[.K196];IF(ISTEXT([.C196]);[.L196];IF(ISTEXT([.D196]);[.M196];IF(ISTEXT([.E196]);[.N196];IF(ISTEXT([.F196]);[.O1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7]);[.K197];IF(ISTEXT([.C197]);[.L197];IF(ISTEXT([.D197]);[.M197];IF(ISTEXT([.E197]);[.N197];IF(ISTEXT([.F197]);[.O1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8]);[.K198];IF(ISTEXT([.C198]);[.L198];IF(ISTEXT([.D198]);[.M198];IF(ISTEXT([.E198]);[.N198];IF(ISTEXT([.F198]);[.O1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9]);[.K199];IF(ISTEXT([.C199]);[.L199];IF(ISTEXT([.D199]);[.M199];IF(ISTEXT([.E199]);[.N199];IF(ISTEXT([.F199]);[.O1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48" table:content-validation-name="val1" table:number-columns-repeated="2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0]);[.K200];IF(ISTEXT([.C200]);[.L200];IF(ISTEXT([.D200]);[.M200];IF(ISTEXT([.E200]);[.N200];IF(ISTEXT([.F200]);[.O200];0)))))" office:value-type="float" office:value="3" calcext:value-type="float">
            <text:p>3</text:p>
          </table:table-cell>
        </table:table-row>
        <table:table-row table:style-name="ro4">
          <table:table-cell table:style-name="ce17" office:value-type="string" calcext:value-type="string">
            <text:p>Value cooperation over competition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1]);[.K201];IF(ISTEXT([.C201]);[.L201];IF(ISTEXT([.D201]);[.M201];IF(ISTEXT([.E201]);[.N201];IF(ISTEXT([.F201]);[.O20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2]);[.K202];IF(ISTEXT([.C202]);[.L202];IF(ISTEXT([.D202]);[.M202];IF(ISTEXT([.E202]);[.N202];IF(ISTEXT([.F202]);[.O2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3]);[.K203];IF(ISTEXT([.C203]);[.L203];IF(ISTEXT([.D203]);[.M203];IF(ISTEXT([.E203]);[.N203];IF(ISTEXT([.F203]);[.O2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48" table:content-validation-name="val1" table:number-columns-repeated="4"/>
          <table:table-cell table:style-name="ce48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4]);[.K204];IF(ISTEXT([.C204]);[.L204];IF(ISTEXT([.D204]);[.M204];IF(ISTEXT([.E204]);[.N204];IF(ISTEXT([.F204]);[.O20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5]);[.K205];IF(ISTEXT([.C205]);[.L205];IF(ISTEXT([.D205]);[.M205];IF(ISTEXT([.E205]);[.N205];IF(ISTEXT([.F205]);[.O2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6]);[.K206];IF(ISTEXT([.C206]);[.L206];IF(ISTEXT([.D206]);[.M206];IF(ISTEXT([.E206]);[.N206];IF(ISTEXT([.F206]);[.O20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7]);[.K207];IF(ISTEXT([.C207]);[.L207];IF(ISTEXT([.D207]);[.M207];IF(ISTEXT([.E207]);[.N207];IF(ISTEXT([.F207]);[.O20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8]);[.K208];IF(ISTEXT([.C208]);[.L208];IF(ISTEXT([.D208]);[.M208];IF(ISTEXT([.E208]);[.N208];IF(ISTEXT([.F208]);[.O20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9]);[.K209];IF(ISTEXT([.C209]);[.L209];IF(ISTEXT([.D209]);[.M209];IF(ISTEXT([.E209]);[.N209];IF(ISTEXT([.F209]);[.O20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0]);[.K210];IF(ISTEXT([.C210]);[.L210];IF(ISTEXT([.D210]);[.M210];IF(ISTEXT([.E210]);[.N210];IF(ISTEXT([.F210]);[.O2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1]);[.K211];IF(ISTEXT([.C211]);[.L211];IF(ISTEXT([.D211]);[.M211];IF(ISTEXT([.E211]);[.N211];IF(ISTEXT([.F211]);[.O2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2]);[.K212];IF(ISTEXT([.C212]);[.L212];IF(ISTEXT([.D212]);[.M212];IF(ISTEXT([.E212]);[.N212];IF(ISTEXT([.F212]);[.O2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3]);[.K213];IF(ISTEXT([.C213]);[.L213];IF(ISTEXT([.D213]);[.M213];IF(ISTEXT([.E213]);[.N213];IF(ISTEXT([.F213]);[.O2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4]);[.K214];IF(ISTEXT([.C214]);[.L214];IF(ISTEXT([.D214]);[.M214];IF(ISTEXT([.E214]);[.N214];IF(ISTEXT([.F214]);[.O2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5]);[.K215];IF(ISTEXT([.C215]);[.L215];IF(ISTEXT([.D215]);[.M215];IF(ISTEXT([.E215]);[.N215];IF(ISTEXT([.F215]);[.O2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6]);[.K216];IF(ISTEXT([.C216]);[.L216];IF(ISTEXT([.D216]);[.M216];IF(ISTEXT([.E216]);[.N216];IF(ISTEXT([.F216]);[.O2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7]);[.K217];IF(ISTEXT([.C217]);[.L217];IF(ISTEXT([.D217]);[.M217];IF(ISTEXT([.E217]);[.N217];IF(ISTEXT([.F217]);[.O2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8]);[.K218];IF(ISTEXT([.C218]);[.L218];IF(ISTEXT([.D218]);[.M218];IF(ISTEXT([.E218]);[.N218];IF(ISTEXT([.F218]);[.O21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9]);[.K219];IF(ISTEXT([.C219]);[.L219];IF(ISTEXT([.D219]);[.M219];IF(ISTEXT([.E219]);[.N219];IF(ISTEXT([.F219]);[.O21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0]);[.K220];IF(ISTEXT([.C220]);[.L220];IF(ISTEXT([.D220]);[.M220];IF(ISTEXT([.E220]);[.N220];IF(ISTEXT([.F220]);[.O2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1]);[.K221];IF(ISTEXT([.C221]);[.L221];IF(ISTEXT([.D221]);[.M221];IF(ISTEXT([.E221]);[.N221];IF(ISTEXT([.F221]);[.O2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2]);[.K222];IF(ISTEXT([.C222]);[.L222];IF(ISTEXT([.D222]);[.M222];IF(ISTEXT([.E222]);[.N222];IF(ISTEXT([.F222]);[.O2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3]);[.K223];IF(ISTEXT([.C223]);[.L223];IF(ISTEXT([.D223]);[.M223];IF(ISTEXT([.E223]);[.N223];IF(ISTEXT([.F223]);[.O2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4]);[.K224];IF(ISTEXT([.C224]);[.L224];IF(ISTEXT([.D224]);[.M224];IF(ISTEXT([.E224]);[.N224];IF(ISTEXT([.F224]);[.O22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5]);[.K225];IF(ISTEXT([.C225]);[.L225];IF(ISTEXT([.D225]);[.M225];IF(ISTEXT([.E225]);[.N225];IF(ISTEXT([.F225]);[.O22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6]);[.K226];IF(ISTEXT([.C226]);[.L226];IF(ISTEXT([.D226]);[.M226];IF(ISTEXT([.E226]);[.N226];IF(ISTEXT([.F226]);[.O22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7]);[.K227];IF(ISTEXT([.C227]);[.L227];IF(ISTEXT([.D227]);[.M227];IF(ISTEXT([.E227]);[.N227];IF(ISTEXT([.F227]);[.O2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8]);[.K228];IF(ISTEXT([.C228]);[.L228];IF(ISTEXT([.D228]);[.M228];IF(ISTEXT([.E228]);[.N228];IF(ISTEXT([.F228]);[.O2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9]);[.K229];IF(ISTEXT([.C229]);[.L229];IF(ISTEXT([.D229]);[.M229];IF(ISTEXT([.E229]);[.N229];IF(ISTEXT([.F229]);[.O2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0]);[.K230];IF(ISTEXT([.C230]);[.L230];IF(ISTEXT([.D230]);[.M230];IF(ISTEXT([.E230]);[.N230];IF(ISTEXT([.F230]);[.O23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1]);[.K231];IF(ISTEXT([.C231]);[.L231];IF(ISTEXT([.D231]);[.M231];IF(ISTEXT([.E231]);[.N231];IF(ISTEXT([.F231]);[.O2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2]);[.K232];IF(ISTEXT([.C232]);[.L232];IF(ISTEXT([.D232]);[.M232];IF(ISTEXT([.E232]);[.N232];IF(ISTEXT([.F232]);[.O23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3]);[.K233];IF(ISTEXT([.C233]);[.L233];IF(ISTEXT([.D233]);[.M233];IF(ISTEXT([.E233]);[.N233];IF(ISTEXT([.F233]);[.O23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4]);[.K234];IF(ISTEXT([.C234]);[.L234];IF(ISTEXT([.D234]);[.M234];IF(ISTEXT([.E234]);[.N234];IF(ISTEXT([.F234]);[.O2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5]);[.K235];IF(ISTEXT([.C235]);[.L235];IF(ISTEXT([.D235]);[.M235];IF(ISTEXT([.E235]);[.N235];IF(ISTEXT([.F235]);[.O23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6]);[.K236];IF(ISTEXT([.C236]);[.L236];IF(ISTEXT([.D236]);[.M236];IF(ISTEXT([.E236]);[.N236];IF(ISTEXT([.F236]);[.O23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7]);[.K237];IF(ISTEXT([.C237]);[.L237];IF(ISTEXT([.D237]);[.M237];IF(ISTEXT([.E237]);[.N237];IF(ISTEXT([.F237]);[.O23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8]);[.K238];IF(ISTEXT([.C238]);[.L238];IF(ISTEXT([.D238]);[.M238];IF(ISTEXT([.E238]);[.N238];IF(ISTEXT([.F238]);[.O2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9]);[.K239];IF(ISTEXT([.C239]);[.L239];IF(ISTEXT([.D239]);[.M239];IF(ISTEXT([.E239]);[.N239];IF(ISTEXT([.F239]);[.O2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0]);[.K240];IF(ISTEXT([.C240]);[.L240];IF(ISTEXT([.D240]);[.M240];IF(ISTEXT([.E240]);[.N240];IF(ISTEXT([.F240]);[.O24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1]);[.K241];IF(ISTEXT([.C241]);[.L241];IF(ISTEXT([.D241]);[.M241];IF(ISTEXT([.E241]);[.N241];IF(ISTEXT([.F241]);[.O2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2]);[.K242];IF(ISTEXT([.C242]);[.L242];IF(ISTEXT([.D242]);[.M242];IF(ISTEXT([.E242]);[.N242];IF(ISTEXT([.F242]);[.O2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3]);[.K243];IF(ISTEXT([.C243]);[.L243];IF(ISTEXT([.D243]);[.M243];IF(ISTEXT([.E243]);[.N243];IF(ISTEXT([.F243]);[.O2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4]);[.K244];IF(ISTEXT([.C244]);[.L244];IF(ISTEXT([.D244]);[.M244];IF(ISTEXT([.E244]);[.N244];IF(ISTEXT([.F244]);[.O2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5]);[.K245];IF(ISTEXT([.C245]);[.L245];IF(ISTEXT([.D245]);[.M245];IF(ISTEXT([.E245]);[.N245];IF(ISTEXT([.F245]);[.O2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6]);[.K246];IF(ISTEXT([.C246]);[.L246];IF(ISTEXT([.D246]);[.M246];IF(ISTEXT([.E246]);[.N246];IF(ISTEXT([.F246]);[.O24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7]);[.K247];IF(ISTEXT([.C247]);[.L247];IF(ISTEXT([.D247]);[.M247];IF(ISTEXT([.E247]);[.N247];IF(ISTEXT([.F247]);[.O2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8]);[.K248];IF(ISTEXT([.C248]);[.L248];IF(ISTEXT([.D248]);[.M248];IF(ISTEXT([.E248]);[.N248];IF(ISTEXT([.F248]);[.O2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9]);[.K249];IF(ISTEXT([.C249]);[.L249];IF(ISTEXT([.D249]);[.M249];IF(ISTEXT([.E249]);[.N249];IF(ISTEXT([.F249]);[.O2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0]);[.K250];IF(ISTEXT([.C250]);[.L250];IF(ISTEXT([.D250]);[.M250];IF(ISTEXT([.E250]);[.N250];IF(ISTEXT([.F250]);[.O2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1]);[.K251];IF(ISTEXT([.C251]);[.L251];IF(ISTEXT([.D251]);[.M251];IF(ISTEXT([.E251]);[.N251];IF(ISTEXT([.F251]);[.O25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2]);[.K252];IF(ISTEXT([.C252]);[.L252];IF(ISTEXT([.D252]);[.M252];IF(ISTEXT([.E252]);[.N252];IF(ISTEXT([.F252]);[.O2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3]);[.K253];IF(ISTEXT([.C253]);[.L253];IF(ISTEXT([.D253]);[.M253];IF(ISTEXT([.E253]);[.N253];IF(ISTEXT([.F253]);[.O2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4]);[.K254];IF(ISTEXT([.C254]);[.L254];IF(ISTEXT([.D254]);[.M254];IF(ISTEXT([.E254]);[.N254];IF(ISTEXT([.F254]);[.O2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5]);[.K255];IF(ISTEXT([.C255]);[.L255];IF(ISTEXT([.D255]);[.M255];IF(ISTEXT([.E255]);[.N255];IF(ISTEXT([.F255]);[.O2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48" table:content-validation-name="val1" table:number-columns-repeated="2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6]);[.K256];IF(ISTEXT([.C256]);[.L256];IF(ISTEXT([.D256]);[.M256];IF(ISTEXT([.E256]);[.N256];IF(ISTEXT([.F256]);[.O25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7]);[.K257];IF(ISTEXT([.C257]);[.L257];IF(ISTEXT([.D257]);[.M257];IF(ISTEXT([.E257]);[.N257];IF(ISTEXT([.F257]);[.O257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Do not have a good imagination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8]);[.K258];IF(ISTEXT([.C258]);[.L258];IF(ISTEXT([.D258]);[.M258];IF(ISTEXT([.E258]);[.N258];IF(ISTEXT([.F258]);[.O2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9]);[.K259];IF(ISTEXT([.C259]);[.L259];IF(ISTEXT([.D259]);[.M259];IF(ISTEXT([.E259]);[.N259];IF(ISTEXT([.F259]);[.O2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0]);[.K260];IF(ISTEXT([.C260]);[.L260];IF(ISTEXT([.D260]);[.M260];IF(ISTEXT([.E260]);[.N260];IF(ISTEXT([.F260]);[.O2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1]);[.K261];IF(ISTEXT([.C261]);[.L261];IF(ISTEXT([.D261]);[.M261];IF(ISTEXT([.E261]);[.N261];IF(ISTEXT([.F261]);[.O2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2]);[.K262];IF(ISTEXT([.C262]);[.L262];IF(ISTEXT([.D262]);[.M262];IF(ISTEXT([.E262]);[.N262];IF(ISTEXT([.F262]);[.O2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3]);[.K263];IF(ISTEXT([.C263]);[.L263];IF(ISTEXT([.D263]);[.M263];IF(ISTEXT([.E263]);[.N263];IF(ISTEXT([.F263]);[.O26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4]);[.K264];IF(ISTEXT([.C264]);[.L264];IF(ISTEXT([.D264]);[.M264];IF(ISTEXT([.E264]);[.N264];IF(ISTEXT([.F264]);[.O2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5]);[.K265];IF(ISTEXT([.C265]);[.L265];IF(ISTEXT([.D265]);[.M265];IF(ISTEXT([.E265]);[.N265];IF(ISTEXT([.F265]);[.O26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6]);[.K266];IF(ISTEXT([.C266]);[.L266];IF(ISTEXT([.D266]);[.M266];IF(ISTEXT([.E266]);[.N266];IF(ISTEXT([.F266]);[.O26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7]);[.K267];IF(ISTEXT([.C267]);[.L267];IF(ISTEXT([.D267]);[.M267];IF(ISTEXT([.E267]);[.N267];IF(ISTEXT([.F267]);[.O2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8]);[.K268];IF(ISTEXT([.C268]);[.L268];IF(ISTEXT([.D268]);[.M268];IF(ISTEXT([.E268]);[.N268];IF(ISTEXT([.F268]);[.O26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9]);[.K269];IF(ISTEXT([.C269]);[.L269];IF(ISTEXT([.D269]);[.M269];IF(ISTEXT([.E269]);[.N269];IF(ISTEXT([.F269]);[.O269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Seek danger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0]);[.K270];IF(ISTEXT([.C270]);[.L270];IF(ISTEXT([.D270]);[.M270];IF(ISTEXT([.E270]);[.N270];IF(ISTEXT([.F270]);[.O27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1]);[.K271];IF(ISTEXT([.C271]);[.L271];IF(ISTEXT([.D271]);[.M271];IF(ISTEXT([.E271]);[.N271];IF(ISTEXT([.F271]);[.O2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2]);[.K272];IF(ISTEXT([.C272]);[.L272];IF(ISTEXT([.D272]);[.M272];IF(ISTEXT([.E272]);[.N272];IF(ISTEXT([.F272]);[.O27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3]);[.K273];IF(ISTEXT([.C273]);[.L273];IF(ISTEXT([.D273]);[.M273];IF(ISTEXT([.E273]);[.N273];IF(ISTEXT([.F273]);[.O2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4]);[.K274];IF(ISTEXT([.C274]);[.L274];IF(ISTEXT([.D274]);[.M274];IF(ISTEXT([.E274]);[.N274];IF(ISTEXT([.F274]);[.O2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5]);[.K275];IF(ISTEXT([.C275]);[.L275];IF(ISTEXT([.D275]);[.M275];IF(ISTEXT([.E275]);[.N275];IF(ISTEXT([.F275]);[.O2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6]);[.K276];IF(ISTEXT([.C276]);[.L276];IF(ISTEXT([.D276]);[.M276];IF(ISTEXT([.E276]);[.N276];IF(ISTEXT([.F276]);[.O27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7]);[.K277];IF(ISTEXT([.C277]);[.L277];IF(ISTEXT([.D277]);[.M277];IF(ISTEXT([.E277]);[.N277];IF(ISTEXT([.F277]);[.O2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8]);[.K278];IF(ISTEXT([.C278]);[.L278];IF(ISTEXT([.D278]);[.M278];IF(ISTEXT([.E278]);[.N278];IF(ISTEXT([.F278]);[.O27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9]);[.K279];IF(ISTEXT([.C279]);[.L279];IF(ISTEXT([.D279]);[.M279];IF(ISTEXT([.E279]);[.N279];IF(ISTEXT([.F279]);[.O2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0]);[.K280];IF(ISTEXT([.C280]);[.L280];IF(ISTEXT([.D280]);[.M280];IF(ISTEXT([.E280]);[.N280];IF(ISTEXT([.F280]);[.O28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1]);[.K281];IF(ISTEXT([.C281]);[.L281];IF(ISTEXT([.D281]);[.M281];IF(ISTEXT([.E281]);[.N281];IF(ISTEXT([.F281]);[.O28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2]);[.K282];IF(ISTEXT([.C282]);[.L282];IF(ISTEXT([.D282]);[.M282];IF(ISTEXT([.E282]);[.N282];IF(ISTEXT([.F282]);[.O28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3]);[.K283];IF(ISTEXT([.C283]);[.L283];IF(ISTEXT([.D283]);[.M283];IF(ISTEXT([.E283]);[.N283];IF(ISTEXT([.F283]);[.O2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4]);[.K284];IF(ISTEXT([.C284]);[.L284];IF(ISTEXT([.D284]);[.M284];IF(ISTEXT([.E284]);[.N284];IF(ISTEXT([.F284]);[.O2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5]);[.K285];IF(ISTEXT([.C285]);[.L285];IF(ISTEXT([.D285]);[.M285];IF(ISTEXT([.E285]);[.N285];IF(ISTEXT([.F285]);[.O2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6]);[.K286];IF(ISTEXT([.C286]);[.L286];IF(ISTEXT([.D286]);[.M286];IF(ISTEXT([.E286]);[.N286];IF(ISTEXT([.F286]);[.O2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7]);[.K287];IF(ISTEXT([.C287]);[.L287];IF(ISTEXT([.D287]);[.M287];IF(ISTEXT([.E287]);[.N287];IF(ISTEXT([.F287]);[.O28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8]);[.K288];IF(ISTEXT([.C288]);[.L288];IF(ISTEXT([.D288]);[.M288];IF(ISTEXT([.E288]);[.N288];IF(ISTEXT([.F288]);[.O28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9]);[.K289];IF(ISTEXT([.C289]);[.L289];IF(ISTEXT([.D289]);[.M289];IF(ISTEXT([.E289]);[.N289];IF(ISTEXT([.F289]);[.O2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0]);[.K290];IF(ISTEXT([.C290]);[.L290];IF(ISTEXT([.D290]);[.M290];IF(ISTEXT([.E290]);[.N290];IF(ISTEXT([.F290]);[.O2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1]);[.K291];IF(ISTEXT([.C291]);[.L291];IF(ISTEXT([.D291]);[.M291];IF(ISTEXT([.E291]);[.N291];IF(ISTEXT([.F291]);[.O2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2]);[.K292];IF(ISTEXT([.C292]);[.L292];IF(ISTEXT([.D292]);[.M292];IF(ISTEXT([.E292]);[.N292];IF(ISTEXT([.F292]);[.O29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3]);[.K293];IF(ISTEXT([.C293]);[.L293];IF(ISTEXT([.D293]);[.M293];IF(ISTEXT([.E293]);[.N293];IF(ISTEXT([.F293]);[.O2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4]);[.K294];IF(ISTEXT([.C294]);[.L294];IF(ISTEXT([.D294]);[.M294];IF(ISTEXT([.E294]);[.N294];IF(ISTEXT([.F294]);[.O2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5]);[.K295];IF(ISTEXT([.C295]);[.L295];IF(ISTEXT([.D295]);[.M295];IF(ISTEXT([.E295]);[.N295];IF(ISTEXT([.F295]);[.O2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6]);[.K296];IF(ISTEXT([.C296]);[.L296];IF(ISTEXT([.D296]);[.M296];IF(ISTEXT([.E296]);[.N296];IF(ISTEXT([.F296]);[.O29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7]);[.K297];IF(ISTEXT([.C297]);[.L297];IF(ISTEXT([.D297]);[.M297];IF(ISTEXT([.E297]);[.N297];IF(ISTEXT([.F297]);[.O29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8]);[.K298];IF(ISTEXT([.C298]);[.L298];IF(ISTEXT([.D298]);[.M298];IF(ISTEXT([.E298]);[.N298];IF(ISTEXT([.F298]);[.O29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48" table:content-validation-name="val1" table:number-columns-repeated="4"/>
          <table:table-cell table:style-name="ce48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9]);[.K299];IF(ISTEXT([.C299]);[.L299];IF(ISTEXT([.D299]);[.M299];IF(ISTEXT([.E299]);[.N299];IF(ISTEXT([.F299]);[.O29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0]);[.K300];IF(ISTEXT([.C300]);[.L300];IF(ISTEXT([.D300]);[.M300];IF(ISTEXT([.E300]);[.N300];IF(ISTEXT([.F300]);[.O30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48" table:content-validation-name="val1" table:number-columns-repeated="2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1]);[.K301];IF(ISTEXT([.C301]);[.L301];IF(ISTEXT([.D301]);[.M301];IF(ISTEXT([.E301]);[.N301];IF(ISTEXT([.F301]);[.O30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2]);[.K302];IF(ISTEXT([.C302]);[.L302];IF(ISTEXT([.D302]);[.M302];IF(ISTEXT([.E302]);[.N302];IF(ISTEXT([.F302]);[.O3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48" table:content-validation-name="val1" table:number-columns-repeated="3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3]);[.K303];IF(ISTEXT([.C303]);[.L303];IF(ISTEXT([.D303]);[.M303];IF(ISTEXT([.E303]);[.N303];IF(ISTEXT([.F303]);[.O3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48" table:content-validation-name="val1"/>
          <table:table-cell table:style-name="ce48" table:content-validation-name="val1" office:value-type="string" calcext:value-type="string">
            <text:p>x</text:p>
          </table:table-cell>
          <table:table-cell table:style-name="ce48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4]);[.K304];IF(ISTEXT([.C304]);[.L304];IF(ISTEXT([.D304]);[.M304];IF(ISTEXT([.E304]);[.N304];IF(ISTEXT([.F304]);[.O30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48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6" table:style-name="ce48"/>
          <table:covered-table-cell table:number-columns-repeated="2" table:style-name="ce61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48"/>
          <table:covered-table-cell table:number-columns-repeated="2"/>
          <table:covered-table-cell table:number-columns-repeated="6" table:style-name="ce48"/>
          <table:covered-table-cell table:style-name="ce61"/>
          <table:covered-table-cell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5">
          <table:table-cell table:style-name="ce23" office:value-type="string" calcext:value-type="string">
            <text:p>Score:</text:p>
          </table:table-cell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6">
          <table:table-cell table:style-name="ce33" office:value-type="string" calcext:value-type="string">
            <text:p>Factor/<text:span text:style-name="T3">NEO-PI-R Facet</text:span><text:span text:style-name="T4">¹</text:span></text:p>
          </table:table-cell>
          <table:table-cell table:style-name="ce50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7"/>
          <table:table-cell table:style-name="ce50" office:value-type="string" calcext:value-type="string">
            <text:p>Raw</text:p>
          </table:table-cell>
          <table:table-cell table:style-name="ce50" office:value-type="string" calcext:value-type="string">
            <text:p>Percent</text:p>
          </table:table-cell>
          <table:table-cell table:style-name="ce50" office:value-type="string" calcext:value-type="string">
            <text:p>Meaning</text:p>
          </table:table-cell>
          <table:table-cell table:number-columns-repeated="8"/>
          <table:table-cell table:style-name="ce8"/>
          <table:table-cell/>
        </table:table-row>
        <table:table-row table:style-name="ro7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314:.D319])" office:value-type="float" office:value="130" calcext:value-type="float">
            <text:p>130</text:p>
          </table:table-cell>
          <table:table-cell table:style-name="ce31" table:formula="of:=QUOTIENT(PRODUCT(ORG.LIBREOFFICE.RAWSUBTRACT([.D313];60);5);12)" office:value-type="float" office:value="29" calcext:value-type="float">
            <text:p>29</text:p>
          </table:table-cell>
          <table:table-cell table:style-name="ce63" table:formula="of:=IF([.E313]&lt;=20;&quot;Very Low&quot;;IF([.E313]&lt;=36;&quot;Low&quot;;IF([.E313]&lt;=46;&quot;A Little Low&quot;;IF([.E313]&lt;=53;&quot;Average&quot;;IF([.E313]&lt;=63;&quot;A Little High&quot;;IF([.E313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38" office:value-type="string" calcext:value-type="string">
            <text:p>N2: Angry Hostility </text:p>
          </table:table-cell>
          <table:table-cell table:style-name="ce52" office:value-type="string" calcext:value-type="string" table:number-columns-spanned="2" table:number-rows-spanned="1">
            <text:p>Anger</text:p>
          </table:table-cell>
          <table:covered-table-cell table:style-name="ce59"/>
          <table:table-cell table:style-name="ce5" table:formula="of:=SUM([.P27]+[.P48]+[.P97]+[.P133]+[.P168]+[.P193]+[.P214]+[.P228]+[.P261]+[.P300])" office:value-type="float" office:value="19" calcext:value-type="float">
            <text:p>19</text:p>
          </table:table-cell>
          <table:table-cell table:style-name="ce5" table:formula="of:=QUOTIENT(PRODUCT(5;ORG.LIBREOFFICE.RAWSUBTRACT( [.D314];10));2)" office:value-type="float" office:value="22" calcext:value-type="float">
            <text:p>22</text:p>
          </table:table-cell>
          <table:table-cell table:style-name="ce64" table:formula="of:=IF([.E314]&lt;=20;&quot;Very Low&quot;;IF([.E314]&lt;=36;&quot;Low&quot;;IF([.E314]&lt;=46;&quot;A Little Low&quot;;IF([.E314]&lt;=53;&quot;Average&quot;;IF([.E314]&lt;=63;&quot;A Little High&quot;;IF([.E314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38" office:value-type="string" calcext:value-type="string">
            <text:p>N1: Anxiety </text:p>
          </table:table-cell>
          <table:table-cell table:style-name="ce52" office:value-type="string" calcext:value-type="string" table:number-columns-spanned="2" table:number-rows-spanned="1">
            <text:p>Anxiety</text:p>
          </table:table-cell>
          <table:covered-table-cell table:style-name="ce59"/>
          <table:table-cell table:style-name="ce5" table:formula="of:=SUM([.P14]+[.P40]+[.P67]+[.P102]+[.P130]+[.P180]+[.P202]+[.P236]+[.P262]+[.P288])" office:value-type="float" office:value="22" calcext:value-type="float">
            <text:p>22</text:p>
          </table:table-cell>
          <table:table-cell table:style-name="ce5" table:formula="of:=QUOTIENT(PRODUCT(5;ORG.LIBREOFFICE.RAWSUBTRACT( [.D315];10));2)" office:value-type="float" office:value="30" calcext:value-type="float">
            <text:p>30</text:p>
          </table:table-cell>
          <table:table-cell table:style-name="ce64" table:formula="of:=IF([.E315]&lt;=20;&quot;Very Low&quot;;IF([.E315]&lt;=36;&quot;Low&quot;;IF([.E315]&lt;=46;&quot;A Little Low&quot;;IF([.E315]&lt;=53;&quot;Average&quot;;IF([.E315]&lt;=63;&quot;A Little High&quot;;IF([.E315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38" office:value-type="string" calcext:value-type="string">
            <text:p>N3: Depression </text:p>
          </table:table-cell>
          <table:table-cell table:style-name="ce52" office:value-type="string" calcext:value-type="string" table:number-columns-spanned="2" table:number-rows-spanned="1">
            <text:p>Depression</text:p>
          </table:table-cell>
          <table:covered-table-cell table:style-name="ce59"/>
          <table:table-cell table:style-name="ce5" table:formula="of:=SUM([.P11]+[.P30]+[.P78]+[.P132]+[.P166]+[.P196]+[.P209]+[.P225]+[.P246]+[.P281])" office:value-type="float" office:value="20" calcext:value-type="float">
            <text:p>20</text:p>
          </table:table-cell>
          <table:table-cell table:style-name="ce5" table:formula="of:=QUOTIENT(PRODUCT(5;ORG.LIBREOFFICE.RAWSUBTRACT( [.D316];10));2)" office:value-type="float" office:value="25" calcext:value-type="float">
            <text:p>25</text:p>
          </table:table-cell>
          <table:table-cell table:style-name="ce64" table:formula="of:=IF([.E316]&lt;=20;&quot;Very Low&quot;;IF([.E316]&lt;=36;&quot;Low&quot;;IF([.E316]&lt;=46;&quot;A Little Low&quot;;IF([.E316]&lt;=53;&quot;Average&quot;;IF([.E316]&lt;=63;&quot;A Little High&quot;;IF([.E316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38" office:value-type="string" calcext:value-type="string">
            <text:p>N5: Impulsiveness </text:p>
          </table:table-cell>
          <table:table-cell table:style-name="ce52" office:value-type="string" calcext:value-type="string" table:number-columns-spanned="2" table:number-rows-spanned="1">
            <text:p>Immoderation</text:p>
          </table:table-cell>
          <table:covered-table-cell table:style-name="ce59"/>
          <table:table-cell table:style-name="ce5" table:formula="of:=SUM([.P12]+[.P49]+[.P73]+[.P88]+[.P111]+[.P145]+[.P159]+[.P204]+[.P280]+[.P254])" office:value-type="float" office:value="23" calcext:value-type="float">
            <text:p>23</text:p>
          </table:table-cell>
          <table:table-cell table:style-name="ce5" table:formula="of:=QUOTIENT(PRODUCT(5;ORG.LIBREOFFICE.RAWSUBTRACT( [.D317];10));2)" office:value-type="float" office:value="32" calcext:value-type="float">
            <text:p>32</text:p>
          </table:table-cell>
          <table:table-cell table:style-name="ce64" table:formula="of:=IF([.E317]&lt;=20;&quot;Very Low&quot;;IF([.E317]&lt;=36;&quot;Low&quot;;IF([.E317]&lt;=46;&quot;A Little Low&quot;;IF([.E317]&lt;=53;&quot;Average&quot;;IF([.E317]&lt;=63;&quot;A Little High&quot;;IF([.E317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38" office:value-type="string" calcext:value-type="string">
            <text:p>N4: Self-Consciousness </text:p>
          </table:table-cell>
          <table:table-cell table:style-name="ce52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P33]+[.P62]+[.P95]+[.P115]+[.P128]+[.P172]+[.P190]+[.P215]+[.P266]+[.P297])" office:value-type="float" office:value="24" calcext:value-type="float">
            <text:p>24</text:p>
          </table:table-cell>
          <table:table-cell table:style-name="ce5" table:formula="of:=QUOTIENT(PRODUCT(5;ORG.LIBREOFFICE.RAWSUBTRACT( [.D318];10));2)" office:value-type="float" office:value="35" calcext:value-type="float">
            <text:p>35</text:p>
          </table:table-cell>
          <table:table-cell table:style-name="ce64" table:formula="of:=IF([.E318]&lt;=20;&quot;Very Low&quot;;IF([.E318]&lt;=36;&quot;Low&quot;;IF([.E318]&lt;=46;&quot;A Little Low&quot;;IF([.E318]&lt;=53;&quot;Average&quot;;IF([.E318]&lt;=63;&quot;A Little High&quot;;IF([.E318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38" office:value-type="string" calcext:value-type="string">
            <text:p>N6: Vulnerability </text:p>
          </table:table-cell>
          <table:table-cell table:style-name="ce52" office:value-type="string" calcext:value-type="string" table:number-columns-spanned="2" table:number-rows-spanned="1">
            <text:p>Vulnerability</text:p>
          </table:table-cell>
          <table:covered-table-cell table:style-name="ce59"/>
          <table:table-cell table:style-name="ce5" table:formula="of:=SUM([.P7]+[.P24]+[.P57]+[.P71]+[.P192]+[.P208]+[.P218]+[.P251]+[.P290]+[.P302])" office:value-type="float" office:value="22" calcext:value-type="float">
            <text:p>22</text:p>
          </table:table-cell>
          <table:table-cell table:style-name="ce5" table:formula="of:=QUOTIENT(PRODUCT(5;ORG.LIBREOFFICE.RAWSUBTRACT( [.D319];10));2)" office:value-type="float" office:value="30" calcext:value-type="float">
            <text:p>30</text:p>
          </table:table-cell>
          <table:table-cell table:style-name="ce64" table:formula="of:=IF([.E319]&lt;=20;&quot;Very Low&quot;;IF([.E319]&lt;=36;&quot;Low&quot;;IF([.E319]&lt;=46;&quot;A Little Low&quot;;IF([.E319]&lt;=53;&quot;Average&quot;;IF([.E319]&lt;=63;&quot;A Little High&quot;;IF([.E319]&lt;=79;&quot;High&quot;;&quot;Very High&quot;))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3"/>
          <table:table-cell table:style-name="ce52"/>
          <table:table-cell table:style-name="ce59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7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322:.D327])" office:value-type="float" office:value="197" calcext:value-type="float">
            <text:p>197</text:p>
          </table:table-cell>
          <table:table-cell table:style-name="ce31" table:formula="of:=QUOTIENT(PRODUCT(ORG.LIBREOFFICE.RAWSUBTRACT([.D321];60);5);12)" office:value-type="float" office:value="57" calcext:value-type="float">
            <text:p>57</text:p>
          </table:table-cell>
          <table:table-cell table:style-name="ce63" table:formula="of:=IF([.E321]&lt;=20;&quot;Very Low&quot;;IF([.E321]&lt;=36;&quot;Low&quot;;IF([.E321]&lt;=46;&quot;A Little Low&quot;;IF([.E321]&lt;=53;&quot;Average&quot;;IF([.E321]&lt;=63;&quot;A Little High&quot;;IF([.E32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2" office:value-type="string" calcext:value-type="string" table:number-columns-spanned="2" table:number-rows-spanned="1">
            <text:p>Activity-Level</text:p>
          </table:table-cell>
          <table:covered-table-cell table:style-name="ce59"/>
          <table:table-cell table:style-name="ce5" table:formula="of:=SUM([.P18]+[.P50]+[.P80]+[.P96]+[.P112]+[.P129]+[.P171]+[.P212]+[.P260]+[.P287])" office:value-type="float" office:value="32" calcext:value-type="float">
            <text:p>32</text:p>
          </table:table-cell>
          <table:table-cell table:style-name="ce5" table:formula="of:=QUOTIENT(PRODUCT(5;ORG.LIBREOFFICE.RAWSUBTRACT( [.D322];10));2)" office:value-type="float" office:value="55" calcext:value-type="float">
            <text:p>55</text:p>
          </table:table-cell>
          <table:table-cell table:style-name="ce64" table:formula="of:=IF([.E322]&lt;=20;&quot;Very Low&quot;;IF([.E322]&lt;=36;&quot;Low&quot;;IF([.E322]&lt;=46;&quot;A Little Low&quot;;IF([.E322]&lt;=53;&quot;Average&quot;;IF([.E322]&lt;=63;&quot;A Little High&quot;;IF([.E322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2" office:value-type="string" calcext:value-type="string" table:number-columns-spanned="2" table:number-rows-spanned="1">
            <text:p>Assertiveness</text:p>
          </table:table-cell>
          <table:covered-table-cell table:style-name="ce59"/>
          <table:table-cell table:style-name="ce5" table:formula="of:=SUM([.P55]+[.P72]+[.P86]+[.P106]+[.P122]+[.P136]+[.P182]+[.P220]+[.P268]+[.P285])" office:value-type="float" office:value="30" calcext:value-type="float">
            <text:p>30</text:p>
          </table:table-cell>
          <table:table-cell table:style-name="ce5" table:formula="of:=QUOTIENT(PRODUCT(5;ORG.LIBREOFFICE.RAWSUBTRACT( [.D323];10));2)" office:value-type="float" office:value="50" calcext:value-type="float">
            <text:p>50</text:p>
          </table:table-cell>
          <table:table-cell table:style-name="ce64" table:formula="of:=IF([.E323]&lt;=20;&quot;Very Low&quot;;IF([.E323]&lt;=36;&quot;Low&quot;;IF([.E323]&lt;=46;&quot;A Little Low&quot;;IF([.E323]&lt;=53;&quot;Average&quot;;IF([.E323]&lt;=63;&quot;A Little High&quot;;IF([.E323]&lt;=79;&quot;High&quot;;&quot;Very High&quot;))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38" office:value-type="string" calcext:value-type="string">
            <text:p>E6: Positive Emotions </text:p>
          </table:table-cell>
          <table:table-cell table:style-name="ce52" office:value-type="string" calcext:value-type="string" table:number-columns-spanned="2" table:number-rows-spanned="1">
            <text:p>Cheerfulness</text:p>
          </table:table-cell>
          <table:covered-table-cell table:style-name="ce59"/>
          <table:table-cell table:style-name="ce5" table:formula="of:=SUM([.P5]+[.P38]+[.P69]+[.P84]+[.P104]+[.P135]+[.P151]+[.P223]+[.P245]+[.P264])" office:value-type="float" office:value="34" calcext:value-type="float">
            <text:p>34</text:p>
          </table:table-cell>
          <table:table-cell table:style-name="ce5" table:formula="of:=QUOTIENT(PRODUCT(5;ORG.LIBREOFFICE.RAWSUBTRACT( [.D324];10));2)" office:value-type="float" office:value="60" calcext:value-type="float">
            <text:p>60</text:p>
          </table:table-cell>
          <table:table-cell table:style-name="ce64" table:formula="of:=IF([.E324]&lt;=20;&quot;Very Low&quot;;IF([.E324]&lt;=36;&quot;Low&quot;;IF([.E324]&lt;=46;&quot;A Little Low&quot;;IF([.E324]&lt;=53;&quot;Average&quot;;IF([.E324]&lt;=63;&quot;A Little High&quot;;IF([.E324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2" office:value-type="string" calcext:value-type="string" table:number-columns-spanned="2" table:number-rows-spanned="1">
            <text:p>Excitement-Seeking</text:p>
          </table:table-cell>
          <table:covered-table-cell table:style-name="ce59"/>
          <table:table-cell table:style-name="ce5" table:formula="of:=SUM([.P13]+[.P32]+[.P53]+[.P94]+[.P150]+[.P179]+[.P213]+[.P227]+[.P270]+[.P296])" office:value-type="float" office:value="29" calcext:value-type="float">
            <text:p>29</text:p>
          </table:table-cell>
          <table:table-cell table:style-name="ce5" table:formula="of:=QUOTIENT(PRODUCT(5;ORG.LIBREOFFICE.RAWSUBTRACT( [.D325];10));2)" office:value-type="float" office:value="47" calcext:value-type="float">
            <text:p>47</text:p>
          </table:table-cell>
          <table:table-cell table:style-name="ce64" table:formula="of:=IF([.E325]&lt;=20;&quot;Very Low&quot;;IF([.E325]&lt;=36;&quot;Low&quot;;IF([.E325]&lt;=46;&quot;A Little Low&quot;;IF([.E325]&lt;=53;&quot;Average&quot;;IF([.E325]&lt;=63;&quot;A Little High&quot;;IF([.E325]&lt;=79;&quot;High&quot;;&quot;Very High&quot;))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38" office:value-type="string" calcext:value-type="string">
            <text:p>E1: Warmth </text:p>
          </table:table-cell>
          <table:table-cell table:style-name="ce52" office:value-type="string" calcext:value-type="string" table:number-columns-spanned="2" table:number-rows-spanned="1">
            <text:p>Friendliness</text:p>
          </table:table-cell>
          <table:covered-table-cell table:style-name="ce59"/>
          <table:table-cell table:style-name="ce5" table:formula="of:=SUM([.P26]+[.P47]+[.P64]+[.P87]+[.P140]+[.P153]+[.P188]+[.P250]+[.P269]+[.P289])" office:value-type="float" office:value="40" calcext:value-type="float">
            <text:p>40</text:p>
          </table:table-cell>
          <table:table-cell table:style-name="ce5" table:formula="of:=QUOTIENT(PRODUCT(5;ORG.LIBREOFFICE.RAWSUBTRACT( [.D326];10));2)" office:value-type="float" office:value="75" calcext:value-type="float">
            <text:p>75</text:p>
          </table:table-cell>
          <table:table-cell table:style-name="ce64" table:formula="of:=IF([.E326]&lt;=20;&quot;Very Low&quot;;IF([.E326]&lt;=36;&quot;Low&quot;;IF([.E326]&lt;=46;&quot;A Little Low&quot;;IF([.E326]&lt;=53;&quot;Average&quot;;IF([.E326]&lt;=63;&quot;A Little High&quot;;IF([.E326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38" office:value-type="string" calcext:value-type="string">
            <text:p>E2: Gregariousness </text:p>
          </table:table-cell>
          <table:table-cell table:style-name="ce52" office:value-type="string" calcext:value-type="string" table:number-columns-spanned="2" table:number-rows-spanned="1">
            <text:p>Gregariousness</text:p>
          </table:table-cell>
          <table:covered-table-cell table:style-name="ce59"/>
          <table:table-cell table:style-name="ce5" table:formula="of:=SUM([.P25]+[.P61]+[.P113]+[.P147]+[.P164]+[.P187]+[.P211]+[.P243]+[.P272]+[.P292])" office:value-type="float" office:value="32" calcext:value-type="float">
            <text:p>32</text:p>
          </table:table-cell>
          <table:table-cell table:style-name="ce5" table:formula="of:=QUOTIENT(PRODUCT(5;ORG.LIBREOFFICE.RAWSUBTRACT( [.D327];10));2)" office:value-type="float" office:value="55" calcext:value-type="float">
            <text:p>55</text:p>
          </table:table-cell>
          <table:table-cell table:style-name="ce64" table:formula="of:=IF([.E327]&lt;=20;&quot;Very Low&quot;;IF([.E327]&lt;=36;&quot;Low&quot;;IF([.E327]&lt;=46;&quot;A Little Low&quot;;IF([.E327]&lt;=53;&quot;Average&quot;;IF([.E327]&lt;=63;&quot;A Little High&quot;;IF([.E327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3"/>
          <table:table-cell table:style-name="ce52"/>
          <table:table-cell table:style-name="ce59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7">
          <table:table-cell table:style-name="ce37" office:value-type="string" calcext:value-type="string">
            <text:p>Openness </text:p>
          </table:table-cell>
          <table:table-cell table:style-name="ce54" table:number-columns-spanned="2" table:number-rows-spanned="1"/>
          <table:covered-table-cell table:style-name="ce54"/>
          <table:table-cell table:style-name="ce32" table:formula="of:=SUM([.D330:.D335])" office:value-type="float" office:value="222" calcext:value-type="float">
            <text:p>222</text:p>
          </table:table-cell>
          <table:table-cell table:style-name="ce31" table:formula="of:=QUOTIENT(PRODUCT(ORG.LIBREOFFICE.RAWSUBTRACT([.D329];60);5);12)" office:value-type="float" office:value="67" calcext:value-type="float">
            <text:p>67</text:p>
          </table:table-cell>
          <table:table-cell table:style-name="ce63" table:formula="of:=IF([.E329]&lt;=20;&quot;Very Low&quot;;IF([.E329]&lt;=36;&quot;Low&quot;;IF([.E329]&lt;=46;&quot;A Little Low&quot;;IF([.E329]&lt;=53;&quot;Average&quot;;IF([.E329]&lt;=63;&quot;A Little High&quot;;IF([.E329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38" office:value-type="string" calcext:value-type="string">
            <text:p>O4: Actions </text:p>
          </table:table-cell>
          <table:table-cell table:style-name="ce52" office:value-type="string" calcext:value-type="string" table:number-columns-spanned="2" table:number-rows-spanned="1">
            <text:p>Adventurousness</text:p>
          </table:table-cell>
          <table:covered-table-cell table:style-name="ce59"/>
          <table:table-cell table:style-name="ce5" table:formula="of:=SUM([.P28]+[.P45]+[.P103]+[.P120]+[.P137]+[.P152]+[.P173]+[.P221]+[.P248]+[.P294])" office:value-type="float" office:value="36" calcext:value-type="float">
            <text:p>36</text:p>
          </table:table-cell>
          <table:table-cell table:style-name="ce5" table:formula="of:=QUOTIENT(PRODUCT(5;ORG.LIBREOFFICE.RAWSUBTRACT( [.D330];10));2)" office:value-type="float" office:value="65" calcext:value-type="float">
            <text:p>65</text:p>
          </table:table-cell>
          <table:table-cell table:style-name="ce64" table:formula="of:=IF([.E330]&lt;=20;&quot;Very Low&quot;;IF([.E330]&lt;=36;&quot;Low&quot;;IF([.E330]&lt;=46;&quot;A Little Low&quot;;IF([.E330]&lt;=53;&quot;Average&quot;;IF([.E330]&lt;=63;&quot;A Little High&quot;;IF([.E330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38" office:value-type="string" calcext:value-type="string">
            <text:p>O2: Aesthetics </text:p>
          </table:table-cell>
          <table:table-cell table:style-name="ce52" office:value-type="string" calcext:value-type="string" table:number-columns-spanned="2" table:number-rows-spanned="1">
            <text:p>Aesthetic Appreciation</text:p>
          </table:table-cell>
          <table:covered-table-cell table:style-name="ce59"/>
          <table:table-cell table:style-name="ce5" table:formula="of:=SUM([.P22]+[.P52]+[.P98]+[.P126]+[.P144]+[.P176]+[.P195]+[.P226]+[.P252]+[.P265])" office:value-type="float" office:value="40" calcext:value-type="float">
            <text:p>40</text:p>
          </table:table-cell>
          <table:table-cell table:style-name="ce5" table:formula="of:=QUOTIENT(PRODUCT(5;ORG.LIBREOFFICE.RAWSUBTRACT( [.D331];10));2)" office:value-type="float" office:value="75" calcext:value-type="float">
            <text:p>75</text:p>
          </table:table-cell>
          <table:table-cell table:style-name="ce64" table:formula="of:=IF([.E331]&lt;=20;&quot;Very Low&quot;;IF([.E331]&lt;=36;&quot;Low&quot;;IF([.E331]&lt;=46;&quot;A Little Low&quot;;IF([.E331]&lt;=53;&quot;Average&quot;;IF([.E331]&lt;=63;&quot;A Little High&quot;;IF([.E331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38" office:value-type="string" calcext:value-type="string">
            <text:p>O3: Feelings </text:p>
          </table:table-cell>
          <table:table-cell table:style-name="ce52" office:value-type="string" calcext:value-type="string" table:number-columns-spanned="2" table:number-rows-spanned="1">
            <text:p>Emotionality</text:p>
          </table:table-cell>
          <table:covered-table-cell table:style-name="ce59"/>
          <table:table-cell table:style-name="ce5" table:formula="of:=SUM([.P29]+[.P59]+[.P105]+[.P124]+[.P148]+[.P181]+[.P200]+[.P219]+[.P233]+[.P244])" office:value-type="float" office:value="35" calcext:value-type="float">
            <text:p>35</text:p>
          </table:table-cell>
          <table:table-cell table:style-name="ce5" table:formula="of:=QUOTIENT(PRODUCT(5;ORG.LIBREOFFICE.RAWSUBTRACT( [.D332];10));2)" office:value-type="float" office:value="62" calcext:value-type="float">
            <text:p>62</text:p>
          </table:table-cell>
          <table:table-cell table:style-name="ce64" table:formula="of:=IF([.E332]&lt;=20;&quot;Very Low&quot;;IF([.E332]&lt;=36;&quot;Low&quot;;IF([.E332]&lt;=46;&quot;A Little Low&quot;;IF([.E332]&lt;=53;&quot;Average&quot;;IF([.E332]&lt;=63;&quot;A Little High&quot;;IF([.E332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38" office:value-type="string" calcext:value-type="string">
            <text:p>O1: Fantasy </text:p>
          </table:table-cell>
          <table:table-cell table:style-name="ce52" office:value-type="string" calcext:value-type="string" table:number-columns-spanned="2" table:number-rows-spanned="1">
            <text:p>Imagination</text:p>
          </table:table-cell>
          <table:covered-table-cell table:style-name="ce59"/>
          <table:table-cell table:style-name="ce5" table:formula="of:=SUM([.P41]+[.P77]+[.P114]+[.P158]+[.P186]+[.P206]+[.P224]+[.P258]+[.P275]+[.P293])" office:value-type="float" office:value="38" calcext:value-type="float">
            <text:p>38</text:p>
          </table:table-cell>
          <table:table-cell table:style-name="ce5" table:formula="of:=QUOTIENT(PRODUCT(5;ORG.LIBREOFFICE.RAWSUBTRACT( [.D333];10));2)" office:value-type="float" office:value="70" calcext:value-type="float">
            <text:p>70</text:p>
          </table:table-cell>
          <table:table-cell table:style-name="ce64" table:formula="of:=IF([.E333]&lt;=20;&quot;Very Low&quot;;IF([.E333]&lt;=36;&quot;Low&quot;;IF([.E333]&lt;=46;&quot;A Little Low&quot;;IF([.E333]&lt;=53;&quot;Average&quot;;IF([.E333]&lt;=63;&quot;A Little High&quot;;IF([.E333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38" office:value-type="string" calcext:value-type="string">
            <text:p>O5: Ideas </text:p>
          </table:table-cell>
          <table:table-cell table:style-name="ce52" office:value-type="string" calcext:value-type="string" table:number-columns-spanned="2" table:number-rows-spanned="1">
            <text:p>Intellect</text:p>
          </table:table-cell>
          <table:covered-table-cell table:style-name="ce59"/>
          <table:table-cell table:style-name="ce5" table:formula="of:=SUM([.P16]+[.P44]+[.P66]+[.P110]+[.P143]+[.P163]+[.P199]+[.P232]+[.P256]+[.P282])" office:value-type="float" office:value="39" calcext:value-type="float">
            <text:p>39</text:p>
          </table:table-cell>
          <table:table-cell table:style-name="ce5" table:formula="of:=QUOTIENT(PRODUCT(5;ORG.LIBREOFFICE.RAWSUBTRACT( [.D334];10));2)" office:value-type="float" office:value="72" calcext:value-type="float">
            <text:p>72</text:p>
          </table:table-cell>
          <table:table-cell table:style-name="ce64" table:formula="of:=IF([.E334]&lt;=20;&quot;Very Low&quot;;IF([.E334]&lt;=36;&quot;Low&quot;;IF([.E334]&lt;=46;&quot;A Little Low&quot;;IF([.E334]&lt;=53;&quot;Average&quot;;IF([.E334]&lt;=63;&quot;A Little High&quot;;IF([.E334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38" office:value-type="string" calcext:value-type="string">
            <text:p>O6: Values </text:p>
          </table:table-cell>
          <table:table-cell table:style-name="ce52" office:value-type="string" calcext:value-type="string" table:number-columns-spanned="2" table:number-rows-spanned="1">
            <text:p>Liberalism</text:p>
          </table:table-cell>
          <table:covered-table-cell table:style-name="ce59"/>
          <table:table-cell table:style-name="ce5" table:formula="of:=SUM([.P6]+[.P37]+[.P60]+[.P99]+[.P116]+[.P160]+[.P210]+[.P240]+[.P274]+[.P301])" office:value-type="float" office:value="34" calcext:value-type="float">
            <text:p>34</text:p>
          </table:table-cell>
          <table:table-cell table:style-name="ce5" table:formula="of:=QUOTIENT(PRODUCT(5;ORG.LIBREOFFICE.RAWSUBTRACT( [.D335];10));2)" office:value-type="float" office:value="60" calcext:value-type="float">
            <text:p>60</text:p>
          </table:table-cell>
          <table:table-cell table:style-name="ce64" table:formula="of:=IF([.E335]&lt;=20;&quot;Very Low&quot;;IF([.E335]&lt;=36;&quot;Low&quot;;IF([.E335]&lt;=46;&quot;A Little Low&quot;;IF([.E335]&lt;=53;&quot;Average&quot;;IF([.E335]&lt;=63;&quot;A Little High&quot;;IF([.E335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3">
          <table:table-cell table:style-name="ce13"/>
          <table:table-cell table:style-name="ce52"/>
          <table:table-cell table:style-name="ce59"/>
          <table:table-cell table:style-name="ce32" table:number-columns-repeated="2"/>
          <table:table-cell table:style-name="ce35"/>
          <table:table-cell table:number-columns-repeated="10"/>
        </table:table-row>
        <table:table-row table:style-name="ro3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4"/>
          <table:table-cell table:style-name="ce32" table:formula="of:=SUM([.D338:.D343])" office:value-type="float" office:value="228" calcext:value-type="float">
            <text:p>228</text:p>
          </table:table-cell>
          <table:table-cell table:style-name="ce31" table:formula="of:=QUOTIENT(PRODUCT(ORG.LIBREOFFICE.RAWSUBTRACT([.D337];60);5);12)" office:value-type="float" office:value="70" calcext:value-type="float">
            <text:p>70</text:p>
          </table:table-cell>
          <table:table-cell table:style-name="ce63" table:formula="of:=IF([.E337]&lt;=20;&quot;Very Low&quot;;IF([.E337]&lt;=36;&quot;Low&quot;;IF([.E337]&lt;=46;&quot;A Little Low&quot;;IF([.E337]&lt;=53;&quot;Average&quot;;IF([.E337]&lt;=63;&quot;A Little High&quot;;IF([.E337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38" office:value-type="string" calcext:value-type="string">
            <text:p><text:span text:style-name="T9">A3: </text:span>Altruism </text:p>
          </table:table-cell>
          <table:table-cell table:style-name="ce52" office:value-type="string" calcext:value-type="string" table:number-columns-spanned="2" table:number-rows-spanned="1">
            <text:p>Altruism</text:p>
          </table:table-cell>
          <table:covered-table-cell table:style-name="ce59"/>
          <table:table-cell table:style-name="ce5" table:formula="of:=SUM([.P15]+[.P34]+[.P56]+[.P74]+[.P90]+[.P146]+[.P177]+[.P198]+[.P239]+[.P291])" office:value-type="float" office:value="41" calcext:value-type="float">
            <text:p>41</text:p>
          </table:table-cell>
          <table:table-cell table:style-name="ce5" table:formula="of:=QUOTIENT(PRODUCT(5;ORG.LIBREOFFICE.RAWSUBTRACT( [.D338];10));2)" office:value-type="float" office:value="77" calcext:value-type="float">
            <text:p>77</text:p>
          </table:table-cell>
          <table:table-cell table:style-name="ce64" table:formula="of:=IF([.E338]&lt;=20;&quot;Very Low&quot;;IF([.E338]&lt;=36;&quot;Low&quot;;IF([.E338]&lt;=46;&quot;A Little Low&quot;;IF([.E338]&lt;=53;&quot;Average&quot;;IF([.E338]&lt;=63;&quot;A Little High&quot;;IF([.E338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38" office:value-type="string" calcext:value-type="string">
            <text:p><text:span text:style-name="T9">A4: </text:span>Compliance </text:p>
          </table:table-cell>
          <table:table-cell table:style-name="ce52" office:value-type="string" calcext:value-type="string" table:number-columns-spanned="2" table:number-rows-spanned="1">
            <text:p>Cooperation</text:p>
          </table:table-cell>
          <table:covered-table-cell table:style-name="ce59"/>
          <table:table-cell table:style-name="ce5" table:formula="of:=SUM([.P51]+[.P76]+[.P101]+[.P123]+[.P142]+[.P170]+[.P184]+[.P231]+[.P249]+[.P276])" office:value-type="float" office:value="40" calcext:value-type="float">
            <text:p>40</text:p>
          </table:table-cell>
          <table:table-cell table:style-name="ce5" table:formula="of:=QUOTIENT(PRODUCT(5;ORG.LIBREOFFICE.RAWSUBTRACT( [.D339];10));2)" office:value-type="float" office:value="75" calcext:value-type="float">
            <text:p>75</text:p>
          </table:table-cell>
          <table:table-cell table:style-name="ce64" table:formula="of:=IF([.E339]&lt;=20;&quot;Very Low&quot;;IF([.E339]&lt;=36;&quot;Low&quot;;IF([.E339]&lt;=46;&quot;A Little Low&quot;;IF([.E339]&lt;=53;&quot;Average&quot;;IF([.E339]&lt;=63;&quot;A Little High&quot;;IF([.E339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38" office:value-type="string" calcext:value-type="string">
            <text:p><text:span text:style-name="T9">A5: </text:span>Modesty </text:p>
          </table:table-cell>
          <table:table-cell table:style-name="ce52" office:value-type="string" calcext:value-type="string" table:number-columns-spanned="2" table:number-rows-spanned="1">
            <text:p>Modesty/Humility</text:p>
          </table:table-cell>
          <table:covered-table-cell table:style-name="ce59"/>
          <table:table-cell table:style-name="ce5" table:formula="of:=SUM([.P8]+[.P58]+[.P85]+[.P131]+[.P156]+[.P178]+[.P205]+[.P234]+[.P267]+[.P286])" office:value-type="float" office:value="36" calcext:value-type="float">
            <text:p>36</text:p>
          </table:table-cell>
          <table:table-cell table:style-name="ce5" table:formula="of:=QUOTIENT(PRODUCT(5;ORG.LIBREOFFICE.RAWSUBTRACT( [.D340];10));2)" office:value-type="float" office:value="65" calcext:value-type="float">
            <text:p>65</text:p>
          </table:table-cell>
          <table:table-cell table:style-name="ce64" table:formula="of:=IF([.E340]&lt;=20;&quot;Very Low&quot;;IF([.E340]&lt;=36;&quot;Low&quot;;IF([.E340]&lt;=46;&quot;A Little Low&quot;;IF([.E340]&lt;=53;&quot;Average&quot;;IF([.E340]&lt;=63;&quot;A Little High&quot;;IF([.E340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2" office:value-type="string" calcext:value-type="string" table:number-columns-spanned="2" table:number-rows-spanned="1">
            <text:p>Morality</text:p>
          </table:table-cell>
          <table:covered-table-cell table:style-name="ce59"/>
          <table:table-cell table:style-name="ce5" table:formula="of:=SUM([.P10]+[.P39]+[.P68]+[.P91]+[.P125]+[.P149]+[.P161]+[.P229]+[.P263]+[.P284])" office:value-type="float" office:value="38" calcext:value-type="float">
            <text:p>38</text:p>
          </table:table-cell>
          <table:table-cell table:style-name="ce5" table:formula="of:=QUOTIENT(PRODUCT(5;ORG.LIBREOFFICE.RAWSUBTRACT( [.D341];10));2)" office:value-type="float" office:value="70" calcext:value-type="float">
            <text:p>70</text:p>
          </table:table-cell>
          <table:table-cell table:style-name="ce64" table:formula="of:=IF([.E341]&lt;=20;&quot;Very Low&quot;;IF([.E341]&lt;=36;&quot;Low&quot;;IF([.E341]&lt;=46;&quot;A Little Low&quot;;IF([.E341]&lt;=53;&quot;Average&quot;;IF([.E341]&lt;=63;&quot;A Little High&quot;;IF([.E341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38" office:value-type="string" calcext:value-type="string">
            <text:p><text:span text:style-name="T9">A6: </text:span>Tender- Mindedness </text:p>
          </table:table-cell>
          <table:table-cell table:style-name="ce52" office:value-type="string" calcext:value-type="string" table:number-columns-spanned="2" table:number-rows-spanned="1">
            <text:p>Sympathy</text:p>
          </table:table-cell>
          <table:covered-table-cell table:style-name="ce59"/>
          <table:table-cell table:style-name="ce5" table:formula="of:=SUM([.P54]+[.P83]+[.P121]+[.P141]+[.P165]+[.P183]+[.P201]+[.P216]+[.P271]+[.P303])" office:value-type="float" office:value="35" calcext:value-type="float">
            <text:p>35</text:p>
          </table:table-cell>
          <table:table-cell table:style-name="ce5" table:formula="of:=QUOTIENT(PRODUCT(5;ORG.LIBREOFFICE.RAWSUBTRACT( [.D342];10));2)" office:value-type="float" office:value="62" calcext:value-type="float">
            <text:p>62</text:p>
          </table:table-cell>
          <table:table-cell table:style-name="ce64" table:formula="of:=IF([.E342]&lt;=20;&quot;Very Low&quot;;IF([.E342]&lt;=36;&quot;Low&quot;;IF([.E342]&lt;=46;&quot;A Little Low&quot;;IF([.E342]&lt;=53;&quot;Average&quot;;IF([.E342]&lt;=63;&quot;A Little High&quot;;IF([.E342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38" office:value-type="string" calcext:value-type="string">
            <text:p><text:span text:style-name="T9">A1: </text:span>Trust </text:p>
          </table:table-cell>
          <table:table-cell table:style-name="ce52" office:value-type="string" calcext:value-type="string" table:number-columns-spanned="2" table:number-rows-spanned="1">
            <text:p>Trust</text:p>
          </table:table-cell>
          <table:covered-table-cell table:style-name="ce59"/>
          <table:table-cell table:style-name="ce5" table:formula="of:=SUM([.P19]+[.P42]+[.P65]+[.P89]+[.P127]+[.P167]+[.P203]+[.P230]+[.P255]+[.P283])" office:value-type="float" office:value="38" calcext:value-type="float">
            <text:p>38</text:p>
          </table:table-cell>
          <table:table-cell table:style-name="ce5" table:formula="of:=QUOTIENT(PRODUCT(5;ORG.LIBREOFFICE.RAWSUBTRACT( [.D343];10));2)" office:value-type="float" office:value="70" calcext:value-type="float">
            <text:p>70</text:p>
          </table:table-cell>
          <table:table-cell table:style-name="ce64" table:formula="of:=IF([.E343]&lt;=20;&quot;Very Low&quot;;IF([.E343]&lt;=36;&quot;Low&quot;;IF([.E343]&lt;=46;&quot;A Little Low&quot;;IF([.E343]&lt;=53;&quot;Average&quot;;IF([.E343]&lt;=63;&quot;A Little High&quot;;IF([.E343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38"/>
          <table:table-cell table:style-name="ce52"/>
          <table:table-cell table:style-name="ce59"/>
          <table:table-cell table:number-columns-repeated="13"/>
        </table:table-row>
        <table:table-row table:style-name="ro7">
          <table:table-cell table:style-name="ce37" office:value-type="string" calcext:value-type="string">
            <text:p>Conscientiousness </text:p>
          </table:table-cell>
          <table:table-cell table:style-name="ce54" table:number-columns-spanned="2" table:number-rows-spanned="1"/>
          <table:covered-table-cell table:style-name="ce54"/>
          <table:table-cell table:style-name="ce32" table:formula="of:=SUM([.D346:.D351])" office:value-type="float" office:value="230" calcext:value-type="float">
            <text:p>230</text:p>
          </table:table-cell>
          <table:table-cell table:style-name="ce31" table:formula="of:=QUOTIENT(PRODUCT(ORG.LIBREOFFICE.RAWSUBTRACT([.D345];60);5);12)" office:value-type="float" office:value="70" calcext:value-type="float">
            <text:p>70</text:p>
          </table:table-cell>
          <table:table-cell table:style-name="ce63" table:formula="of:=IF([.E345]&lt;=20;&quot;Very Low&quot;;IF([.E345]&lt;=36;&quot;Low&quot;;IF([.E345]&lt;=46;&quot;A Little Low&quot;;IF([.E345]&lt;=53;&quot;Average&quot;;IF([.E345]&lt;=63;&quot;A Little High&quot;;IF([.E345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41" office:value-type="string" calcext:value-type="string">
            <text:p>C4: Achievement-Striving </text:p>
          </table:table-cell>
          <table:table-cell table:style-name="ce52" office:value-type="string" calcext:value-type="string" table:number-columns-spanned="2" table:number-rows-spanned="1">
            <text:p>Achievement-Striving</text:p>
          </table:table-cell>
          <table:covered-table-cell table:style-name="ce59"/>
          <table:table-cell table:style-name="ce5" table:formula="of:=SUM([.P17]+[.P46]+[.P75]+[.P93]+[.P134]+[.P175]+[.P241]+[.P257]+[.P279]+[.P299])" office:value-type="float" office:value="42" calcext:value-type="float">
            <text:p>42</text:p>
          </table:table-cell>
          <table:table-cell table:style-name="ce5" table:formula="of:=QUOTIENT(PRODUCT(5;ORG.LIBREOFFICE.RAWSUBTRACT( [.D346];10));2)" office:value-type="float" office:value="80" calcext:value-type="float">
            <text:p>80</text:p>
          </table:table-cell>
          <table:table-cell table:style-name="ce64" table:formula="of:=IF([.E346]&lt;=20;&quot;Very Low&quot;;IF([.E346]&lt;=36;&quot;Low&quot;;IF([.E346]&lt;=46;&quot;A Little Low&quot;;IF([.E346]&lt;=53;&quot;Average&quot;;IF([.E346]&lt;=63;&quot;A Little High&quot;;IF([.E346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38" office:value-type="string" calcext:value-type="string">
            <text:p>C6: Deliberation </text:p>
          </table:table-cell>
          <table:table-cell table:style-name="ce52" office:value-type="string" calcext:value-type="string" table:number-columns-spanned="2" table:number-rows-spanned="1">
            <text:p>Cautiousness</text:p>
          </table:table-cell>
          <table:covered-table-cell table:style-name="ce59"/>
          <table:table-cell table:style-name="ce5" table:formula="of:=SUM([.P21]+[.P36]+[.P70]+[.P109]+[.P138]+[.P155]+[.P189]+[.P207]+[.P235]+[.P277])" office:value-type="float" office:value="35" calcext:value-type="float">
            <text:p>35</text:p>
          </table:table-cell>
          <table:table-cell table:style-name="ce5" table:formula="of:=QUOTIENT(PRODUCT(5;ORG.LIBREOFFICE.RAWSUBTRACT( [.D347];10));2)" office:value-type="float" office:value="62" calcext:value-type="float">
            <text:p>62</text:p>
          </table:table-cell>
          <table:table-cell table:style-name="ce64" table:formula="of:=IF([.E347]&lt;=20;&quot;Very Low&quot;;IF([.E347]&lt;=36;&quot;Low&quot;;IF([.E347]&lt;=46;&quot;A Little Low&quot;;IF([.E347]&lt;=53;&quot;Average&quot;;IF([.E347]&lt;=63;&quot;A Little High&quot;;IF([.E347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38" office:value-type="string" calcext:value-type="string">
            <text:p>C3: Dutifulness </text:p>
          </table:table-cell>
          <table:table-cell table:style-name="ce52" office:value-type="string" calcext:value-type="string" table:number-columns-spanned="2" table:number-rows-spanned="1">
            <text:p>Dutifulness</text:p>
          </table:table-cell>
          <table:covered-table-cell table:style-name="ce59"/>
          <table:table-cell table:style-name="ce5" table:formula="of:=SUM([.P31]+[.P82]+[.P100]+[.P119]+[.P139]+[.P162]+[.P191]+[.P247]+[.P278]+[.P304])" office:value-type="float" office:value="40" calcext:value-type="float">
            <text:p>40</text:p>
          </table:table-cell>
          <table:table-cell table:style-name="ce5" table:formula="of:=QUOTIENT(PRODUCT(5;ORG.LIBREOFFICE.RAWSUBTRACT( [.D348];10));2)" office:value-type="float" office:value="75" calcext:value-type="float">
            <text:p>75</text:p>
          </table:table-cell>
          <table:table-cell table:style-name="ce64" table:formula="of:=IF([.E348]&lt;=20;&quot;Very Low&quot;;IF([.E348]&lt;=36;&quot;Low&quot;;IF([.E348]&lt;=46;&quot;A Little Low&quot;;IF([.E348]&lt;=53;&quot;Average&quot;;IF([.E348]&lt;=63;&quot;A Little High&quot;;IF([.E348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38" office:value-type="string" calcext:value-type="string">
            <text:p>C2: Order </text:p>
          </table:table-cell>
          <table:table-cell table:style-name="ce52" office:value-type="string" calcext:value-type="string" table:number-columns-spanned="2" table:number-rows-spanned="1">
            <text:p>Orderliness</text:p>
          </table:table-cell>
          <table:covered-table-cell table:style-name="ce59"/>
          <table:table-cell table:style-name="ce5" table:formula="of:=SUM([.P9]+[.P35]+[.P63]+[.P92]+[.P118]+[.P169]+[.P197]+[.P237]+[.P253]+[.P298])" office:value-type="float" office:value="34" calcext:value-type="float">
            <text:p>34</text:p>
          </table:table-cell>
          <table:table-cell table:style-name="ce5" table:formula="of:=QUOTIENT(PRODUCT(5;ORG.LIBREOFFICE.RAWSUBTRACT( [.D349];10));2)" office:value-type="float" office:value="60" calcext:value-type="float">
            <text:p>60</text:p>
          </table:table-cell>
          <table:table-cell table:style-name="ce64" table:formula="of:=IF([.E349]&lt;=20;&quot;Very Low&quot;;IF([.E349]&lt;=36;&quot;Low&quot;;IF([.E349]&lt;=46;&quot;A Little Low&quot;;IF([.E349]&lt;=53;&quot;Average&quot;;IF([.E349]&lt;=63;&quot;A Little High&quot;;IF([.E349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38" office:value-type="string" calcext:value-type="string">
            <text:p>C5: Self-Discipline </text:p>
          </table:table-cell>
          <table:table-cell table:style-name="ce52" office:value-type="string" calcext:value-type="string" table:number-columns-spanned="2" table:number-rows-spanned="1">
            <text:p>Self-Discipline</text:p>
          </table:table-cell>
          <table:covered-table-cell table:style-name="ce59"/>
          <table:table-cell table:style-name="ce5" table:formula="of:=SUM([.P23]+[.P81]+[.P108]+[.P154]+[.P174]+[.P194]+[.P217]+[.P242]+[.P273]+[.P295])" office:value-type="float" office:value="38" calcext:value-type="float">
            <text:p>38</text:p>
          </table:table-cell>
          <table:table-cell table:style-name="ce5" table:formula="of:=QUOTIENT(PRODUCT(5;ORG.LIBREOFFICE.RAWSUBTRACT( [.D350];10));2)" office:value-type="float" office:value="70" calcext:value-type="float">
            <text:p>70</text:p>
          </table:table-cell>
          <table:table-cell table:style-name="ce64" table:formula="of:=IF([.E350]&lt;=20;&quot;Very Low&quot;;IF([.E350]&lt;=36;&quot;Low&quot;;IF([.E350]&lt;=46;&quot;A Little Low&quot;;IF([.E350]&lt;=53;&quot;Average&quot;;IF([.E350]&lt;=63;&quot;A Little High&quot;;IF([.E350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38" office:value-type="string" calcext:value-type="string">
            <text:p>C1: Competence</text:p>
          </table:table-cell>
          <table:table-cell table:style-name="ce52" office:value-type="string" calcext:value-type="string" table:number-columns-spanned="2" table:number-rows-spanned="1">
            <text:p>Self-Efficacy</text:p>
          </table:table-cell>
          <table:covered-table-cell table:style-name="ce59"/>
          <table:table-cell table:style-name="ce5" table:formula="of:=SUM([.P20]+[.P43]+[.P79]+[.P107]+[.P117]+[.P157]+[.P185]+[.P222]+[.P238]+[.P259])" office:value-type="float" office:value="41" calcext:value-type="float">
            <text:p>41</text:p>
          </table:table-cell>
          <table:table-cell table:style-name="ce5" table:formula="of:=QUOTIENT(PRODUCT(5;ORG.LIBREOFFICE.RAWSUBTRACT( [.D351];10));2)" office:value-type="float" office:value="77" calcext:value-type="float">
            <text:p>77</text:p>
          </table:table-cell>
          <table:table-cell table:style-name="ce64" table:formula="of:=IF([.E351]&lt;=20;&quot;Very Low&quot;;IF([.E351]&lt;=36;&quot;Low&quot;;IF([.E351]&lt;=46;&quot;A Little Low&quot;;IF([.E351]&lt;=53;&quot;Average&quot;;IF([.E351]&lt;=63;&quot;A Little High&quot;;IF([.E351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/>
          <table:table-cell table:style-name="ce25"/>
          <table:table-cell table:number-columns-repeated="14"/>
        </table:table-row>
        <table:table-row table:style-name="ro4">
          <table:table-cell table:style-name="ce42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number-columns-repeated="15"/>
        </table:table-row>
        <table:table-row table:style-name="ro4">
          <table:table-cell table:style-name="ce43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number-columns-repeated="15"/>
        </table:table-row>
        <table:table-row table:style-name="ro4" table:number-rows-repeated="5">
          <table:table-cell table:number-columns-repeated="16"/>
        </table:table-row>
        <table:table-row table:style-name="ro4">
          <table:table-cell table:style-name="ce28" office:value-type="string" calcext:value-type="string">
            <text:p>The sheet uses these values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39">
          <table:table-cell table:number-columns-repeated="16"/>
        </table:table-row>
        <table:table-row table:style-name="ro4">
          <table:table-cell table:style-name="ce36" table:number-columns-spanned="5" table:number-rows-spanned="1"/>
          <table:covered-table-cell table:number-columns-repeated="4" table:style-name="ce48"/>
          <table:table-cell table:number-columns-repeated="11"/>
        </table:table-row>
        <table:table-row table:style-name="ro4">
          <table:table-cell table:number-columns-repeated="16"/>
        </table:table-row>
        <table:table-row table:style-name="ro4" table:number-rows-repeated="299">
          <table:table-cell/>
          <table:table-cell table:style-name="ce5" table:number-columns-repeated="4"/>
          <table:table-cell table:number-columns-repeated="11"/>
        </table:table-row>
        <table:table-row table:style-name="ro4" table:number-rows-repeated="1047875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Score Values for .csv" table:style-name="ta1">
        <office:forms form:automatic-focus="false" form:apply-design-mode="false"/>
        <table:table-column table:style-name="co15" table:number-columns-repeated="5" table:default-cell-style-name="Default"/>
        <table:table-row table:style-name="ro4">
          <table:table-cell office:value-type="string" calcext:value-type="string">
            <text:p>Score: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4">
          <table:table-cell office:value-type="string" calcext:value-type="string">
            <text:p>Neuroticism 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Extraversion 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Openness 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Agreeableness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<text:span text:style-name="T9">A6: </text:span>Tender- Mindedness </text:p>
          </table:table-cell>
          <table:table-cell office:value-type="string" calcext:value-type="string">
            <text:p>Sympathy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Conscientiousness 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 style:data-style-name="N2" text:time-value="21:02:09.9951900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date>2020-07-13T21:06:42.968755351</dc:date>
    <meta:editing-duration>P1DT18H3M12S</meta:editing-duration>
    <meta:editing-cycles>220</meta:editing-cycles>
    <meta:document-statistic meta:table-count="2" meta:cell-count="3985" meta:object-count="0"/>
  </office:meta>
</office:document-meta>
</file>